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FreeMono" svg:font-family="FreeMono" style:font-family-generic="modern" style:font-pitch="fixed"/>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6.925in" fo:margin-left="0in" table:align="left"/>
    </style:style>
    <style:style style:name="Tableau1.A" style:family="table-column">
      <style:table-column-properties style:column-width="3.4625in"/>
    </style:style>
    <style:style style:name="Tableau1.A1" style:family="table-cell">
      <style:table-cell-properties fo:padding="0.0382in" fo:border-left="0.0007in solid #000000" fo:border-right="none" fo:border-top="0.0007in solid #000000" fo:border-bottom="0.0007in solid #000000" style:writing-mode="lr-tb"/>
    </style:style>
    <style:style style:name="Tableau1.B1" style:family="table-cell">
      <style:table-cell-properties fo:padding="0.0382in" fo:border="0.0007in solid #000000" style:writing-mode="lr-tb"/>
    </style:style>
    <style:style style:name="Tableau1.A2" style:family="table-cell">
      <style:table-cell-properties fo:padding="0.0382in" fo:border-left="0.0007in solid #000000" fo:border-right="none" fo:border-top="none" fo:border-bottom="0.0007in solid #000000" style:writing-mode="lr-tb"/>
    </style:style>
    <style:style style:name="Tableau1.B2" style:family="table-cell">
      <style:table-cell-properties fo:padding="0.0382in" fo:border-left="0.0007in solid #000000" fo:border-right="0.0007in solid #000000" fo:border-top="none" fo:border-bottom="0.0007in solid #000000" style:writing-mode="lr-tb"/>
    </style:style>
    <style:style style:name="Tableau2" style:family="table">
      <style:table-properties style:width="6.925in" fo:margin-left="0in" table:align="left"/>
    </style:style>
    <style:style style:name="Tableau2.A" style:family="table-column">
      <style:table-column-properties style:column-width="1.7313in"/>
    </style:style>
    <style:style style:name="Tableau2.A1" style:family="table-cell">
      <style:table-cell-properties fo:background-color="#dddddd" fo:padding="0.0382in" fo:border-left="0.0007in solid #000000" fo:border-right="none" fo:border-top="0.0007in solid #000000" fo:border-bottom="0.0007in solid #000000" style:writing-mode="lr-tb">
        <style:background-image/>
      </style:table-cell-properties>
    </style:style>
    <style:style style:name="Tableau2.D1" style:family="table-cell">
      <style:table-cell-properties fo:background-color="#dddddd" fo:padding="0.0382in" fo:border="0.0007in solid #000000" style:writing-mode="lr-tb">
        <style:background-image/>
      </style:table-cell-properties>
    </style:style>
    <style:style style:name="Tableau2.A2" style:family="table-cell">
      <style:table-cell-properties fo:padding="0.0382in" fo:border-left="0.0007in solid #000000" fo:border-right="none" fo:border-top="none" fo:border-bottom="0.0007in solid #000000" style:writing-mode="lr-tb"/>
    </style:style>
    <style:style style:name="Tableau2.D2" style:family="table-cell">
      <style:table-cell-properties fo:padding="0.0382in" fo:border-left="0.0007in solid #000000" fo:border-right="0.0007in solid #000000" fo:border-top="none" fo:border-bottom="0.0007in solid #000000" style:writing-mode="lr-tb"/>
    </style:style>
    <style:style style:name="Tableau3" style:family="table">
      <style:table-properties style:width="6.925in" fo:margin-left="0in" table:align="left"/>
    </style:style>
    <style:style style:name="Tableau3.A" style:family="table-column">
      <style:table-column-properties style:column-width="5.9292in"/>
    </style:style>
    <style:style style:name="Tableau3.B" style:family="table-column">
      <style:table-column-properties style:column-width="0.4611in"/>
    </style:style>
    <style:style style:name="Tableau3.C" style:family="table-column">
      <style:table-column-properties style:column-width="0.5347in"/>
    </style:style>
    <style:style style:name="Tableau3.A1" style:family="table-cell">
      <style:table-cell-properties fo:padding="0.0382in" fo:border="none" style:writing-mode="lr-tb"/>
    </style:style>
    <style:style style:name="Tableau4" style:family="table">
      <style:table-properties style:width="6.925in" fo:margin-left="0in" table:align="left"/>
    </style:style>
    <style:style style:name="Tableau4.A" style:family="table-column">
      <style:table-column-properties style:column-width="5.9292in"/>
    </style:style>
    <style:style style:name="Tableau4.B" style:family="table-column">
      <style:table-column-properties style:column-width="0.4611in"/>
    </style:style>
    <style:style style:name="Tableau4.C" style:family="table-column">
      <style:table-column-properties style:column-width="0.5347in"/>
    </style:style>
    <style:style style:name="Tableau4.1" style:family="table-row">
      <style:table-row-properties style:min-row-height="2.1431in" style:use-optimal-row-height="false"/>
    </style:style>
    <style:style style:name="Tableau4.A1" style:family="table-cell">
      <style:table-cell-properties fo:padding="0.0382in" fo:border="none" style:writing-mode="lr-tb"/>
    </style:style>
    <style:style style:name="Tableau5" style:family="table">
      <style:table-properties style:width="6.925in" fo:margin-left="0in" table:align="left"/>
    </style:style>
    <style:style style:name="Tableau5.A" style:family="table-column">
      <style:table-column-properties style:column-width="5.9285in"/>
    </style:style>
    <style:style style:name="Tableau5.B" style:family="table-column">
      <style:table-column-properties style:column-width="0.4611in"/>
    </style:style>
    <style:style style:name="Tableau5.C" style:family="table-column">
      <style:table-column-properties style:column-width="0.5354in"/>
    </style:style>
    <style:style style:name="Tableau5.A1" style:family="table-cell">
      <style:table-cell-properties fo:padding="0.0382in" fo:border="none" style:writing-mode="lr-tb"/>
    </style:style>
    <style:style style:name="Tableau6" style:family="table">
      <style:table-properties style:width="7.125in" fo:margin-left="0in" table:align="left"/>
    </style:style>
    <style:style style:name="Tableau6.A" style:family="table-column">
      <style:table-column-properties style:column-width="5.9278in"/>
    </style:style>
    <style:style style:name="Tableau6.B" style:family="table-column">
      <style:table-column-properties style:column-width="0.4611in"/>
    </style:style>
    <style:style style:name="Tableau6.C" style:family="table-column">
      <style:table-column-properties style:column-width="0.7361in"/>
    </style:style>
    <style:style style:name="Tableau6.A1" style:family="table-cell">
      <style:table-cell-properties fo:padding="0.0382in" fo:border="none" style:writing-mode="lr-tb"/>
    </style:style>
    <style:style style:name="Tableau7" style:family="table">
      <style:table-properties style:width="6.925in" fo:margin-left="0in" table:align="left"/>
    </style:style>
    <style:style style:name="Tableau7.A" style:family="table-column">
      <style:table-column-properties style:column-width="6.0597in"/>
    </style:style>
    <style:style style:name="Tableau7.B" style:family="table-column">
      <style:table-column-properties style:column-width="0.8653in"/>
    </style:style>
    <style:style style:name="Tableau7.A1" style:family="table-cell">
      <style:table-cell-properties fo:padding="0.0382in" fo:border-left="0.0007in solid #000000" fo:border-right="none" fo:border-top="0.0007in solid #000000" fo:border-bottom="0.0007in solid #000000" style:writing-mode="lr-tb"/>
    </style:style>
    <style:style style:name="Tableau7.B1" style:family="table-cell">
      <style:table-cell-properties fo:padding="0.0382in" fo:border="0.0007in solid #000000" style:writing-mode="lr-tb"/>
    </style:style>
    <style:style style:name="Tableau7.A2" style:family="table-cell">
      <style:table-cell-properties fo:padding="0.0382in" fo:border-left="0.0007in solid #000000" fo:border-right="none" fo:border-top="none" fo:border-bottom="0.0007in solid #000000" style:writing-mode="lr-tb"/>
    </style:style>
    <style:style style:name="Tableau7.B2" style:family="table-cell">
      <style:table-cell-properties fo:padding="0.0382in" fo:border-left="0.0007in solid #000000" fo:border-right="0.0007in solid #000000" fo:border-top="none" fo:border-bottom="0.0007in solid #000000" style:writing-mode="lr-tb"/>
    </style:style>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style:style>
    <style:style style:name="P3" style:family="paragraph" style:parent-style-name="Standard">
      <style:paragraph-properties fo:text-align="center" style:justify-single-word="false"/>
    </style:style>
    <style:style style:name="P4" style:family="paragraph" style:parent-style-name="Standard">
      <style:paragraph-properties fo:text-align="justify" style:justify-single-word="false"/>
      <style:text-properties style:font-name="FreeSerif"/>
    </style:style>
    <style:style style:name="P5" style:family="paragraph" style:parent-style-name="Standard">
      <style:text-properties fo:language="en" fo:country="US"/>
    </style:style>
    <style:style style:name="P6" style:family="paragraph" style:parent-style-name="Standard">
      <style:paragraph-properties fo:text-align="justify" style:justify-single-word="false"/>
    </style:style>
    <style:style style:name="P7" style:family="paragraph" style:parent-style-name="Table_20_Contents">
      <style:text-properties fo:background-color="#ffff99"/>
    </style:style>
    <style:style style:name="P8" style:family="paragraph" style:parent-style-name="Table_20_Contents">
      <style:text-properties style:font-name="FreeSerif"/>
    </style:style>
    <style:style style:name="P9" style:family="paragraph" style:parent-style-name="Table_20_Contents">
      <style:text-properties fo:font-style="italic" style:font-style-asian="italic" style:font-style-complex="italic"/>
    </style:style>
    <style:style style:name="P10" style:family="paragraph" style:parent-style-name="Text_20_body">
      <style:paragraph-properties fo:text-align="justify" style:justify-single-word="false"/>
    </style:style>
    <style:style style:name="P11" style:family="paragraph" style:parent-style-name="enum">
      <style:paragraph-properties fo:text-align="justify" style:justify-single-word="false"/>
    </style:style>
    <style:style style:name="P12" style:family="paragraph" style:parent-style-name="code">
      <style:text-properties fo:language="en" fo:country="US"/>
    </style:style>
    <style:style style:name="P13" style:family="paragraph" style:parent-style-name="Table_20_Heading">
      <style:text-properties style:font-name="FreeSerif"/>
    </style:style>
    <style:style style:name="P14" style:family="paragraph" style:parent-style-name="Table">
      <style:text-properties style:font-name="FreeSerif"/>
    </style:style>
    <style:style style:name="P15" style:family="paragraph" style:parent-style-name="Illustration">
      <style:paragraph-properties fo:text-align="center" style:justify-single-word="false"/>
    </style:style>
    <style:style style:name="P16" style:family="paragraph" style:parent-style-name="question" style:list-style-name="L5">
      <style:paragraph-properties fo:text-align="justify" style:justify-single-word="false"/>
    </style:style>
    <style:style style:name="P17" style:family="paragraph" style:parent-style-name="question" style:list-style-name="L7"/>
    <style:style style:name="P18" style:family="paragraph" style:parent-style-name="question">
      <style:paragraph-properties fo:margin-left="0.3in" fo:margin-right="0in" fo:text-indent="-0.3in" style:auto-text-indent="false">
        <style:tab-stops/>
      </style:paragraph-properties>
    </style:style>
    <style:style style:name="P19" style:family="paragraph" style:parent-style-name="question">
      <style:paragraph-properties fo:margin-left="0.3in" fo:margin-right="0in" fo:text-align="justify" style:justify-single-word="false" fo:text-indent="-0.3in" style:auto-text-indent="false">
        <style:tab-stops/>
      </style:paragraph-properties>
    </style:style>
    <style:style style:name="P20" style:family="paragraph" style:parent-style-name="Text_20_body" style:list-style-name="L2"/>
    <style:style style:name="P21" style:family="paragraph" style:parent-style-name="Text_20_body" style:list-style-name="L2">
      <style:paragraph-properties fo:text-align="justify" style:justify-single-word="false"/>
    </style:style>
    <style:style style:name="P22" style:family="paragraph" style:parent-style-name="Text_20_body" style:list-style-name="L3">
      <style:paragraph-properties fo:text-align="justify" style:justify-single-word="false"/>
    </style:style>
    <style:style style:name="P23" style:family="paragraph" style:parent-style-name="Text_20_body" style:list-style-name="L9">
      <style:paragraph-properties fo:text-align="justify" style:justify-single-word="false"/>
    </style:style>
    <style:style style:name="P24" style:family="paragraph" style:parent-style-name="Text_20_body" style:list-style-name="L3"/>
    <style:style style:name="P25" style:family="paragraph" style:parent-style-name="Text_20_body" style:list-style-name="L6"/>
    <style:style style:name="P26" style:family="paragraph" style:parent-style-name="Text_20_body" style:list-style-name="L8"/>
    <style:style style:name="P27" style:family="paragraph" style:parent-style-name="Text_20_body" style:list-style-name="L10"/>
    <style:style style:name="P28" style:family="paragraph" style:parent-style-name="Text_20_body">
      <style:text-properties fo:font-size="12pt" fo:font-weight="bold" style:font-size-asian="12pt" style:font-weight-asian="bold" style:font-size-complex="12pt" style:font-weight-complex="bold"/>
    </style:style>
    <style:style style:name="P29" style:family="paragraph" style:parent-style-name="enum" style:list-style-name="L1"/>
    <style:style style:name="P30" style:family="paragraph" style:parent-style-name="enum" style:list-style-name="L1">
      <style:text-properties style:language-complex="ar" style:country-complex="SA"/>
    </style:style>
    <style:style style:name="P31" style:family="paragraph" style:parent-style-name="Caption" style:master-page-name="MP0">
      <style:paragraph-properties fo:text-align="center" style:justify-single-word="false" style:page-number="auto" fo:break-before="page"/>
    </style:style>
    <style:style style:name="P32" style:family="paragraph" style:parent-style-name="Standard" style:list-style-name="L4">
      <style:paragraph-properties fo:text-align="justify" style:justify-single-word="false"/>
      <style:text-properties style:font-name="FreeSerif"/>
    </style:style>
    <style:style style:name="T1" style:family="text">
      <style:text-properties style:font-name="Arial Black" fo:font-size="16pt" fo:font-style="normal" style:font-size-asian="16pt" style:font-style-asian="normal" style:font-size-complex="16pt" style:font-style-complex="normal"/>
    </style:style>
    <style:style style:name="T2" style:family="text">
      <style:text-properties style:font-name="Arial"/>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style:font-style-asian="italic" style:language-complex="ar" style:country-complex="SA" style:font-style-complex="italic"/>
    </style:style>
    <style:style style:name="T6" style:family="text">
      <style:text-properties style:language-complex="ar" style:country-complex="SA"/>
    </style:style>
    <style:style style:name="T7" style:family="text">
      <style:text-properties style:font-name="FreeMono" fo:font-size="10pt" style:font-size-asian="10pt" style:font-size-complex="10pt"/>
    </style:style>
    <style:style style:name="T8" style:family="text">
      <style:text-properties style:font-name="FreeSerif"/>
    </style:style>
    <style:style style:name="T9" style:family="text">
      <style:text-properties style:font-name="FreeSerif" fo:font-weight="bold" style:font-weight-asian="bold" style:font-weight-complex="bold"/>
    </style:style>
    <style:style style:name="T10" style:family="text">
      <style:text-properties style:font-name="FreeSerif" fo:font-style="italic" style:font-style-asian="italic" style:font-style-complex="italic"/>
    </style:style>
    <style:style style:name="T11" style:family="text">
      <style:text-properties fo:color="#ff3333"/>
    </style:style>
    <style:style style:name="T12" style:family="text">
      <style:text-properties fo:color="#ff3333" fo:font-weight="bold" style:font-weight-asian="bold" style:font-weight-complex="bold"/>
    </style:style>
    <style:style style:name="T13" style:family="text">
      <style:text-properties fo:color="#ff3333" style:font-name="FreeSerif" fo:font-size="12pt" style:font-size-asian="12pt"/>
    </style:style>
    <style:style style:name="T14" style:family="text">
      <style:text-properties fo:language="en" fo:country="US" style:language-asian="en" style:country-asian="US" style:language-complex="ar" style:country-complex="SA"/>
    </style:style>
    <style:style style:name="T15"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6" style:family="text">
      <style:text-properties fo:font-style="normal" style:font-style-asian="normal" style:font-style-complex="normal"/>
    </style:style>
    <style:style style:name="T17" style:family="text">
      <style:text-properties fo:font-size="10.5pt" fo:font-style="italic" fo:font-weight="normal" style:font-size-asian="10.5pt" style:font-style-asian="italic" style:font-weight-asian="normal" style:font-size-complex="10.5pt" style:font-style-complex="italic" style:font-weight-complex="normal"/>
    </style:style>
    <style:style style:name="T18" style:family="text">
      <style:text-properties fo:font-size="10.5pt" fo:font-weight="normal" style:font-size-asian="10.5pt" style:font-weight-asian="normal" style:font-size-complex="10.5pt" style:font-weight-complex="normal"/>
    </style:style>
    <style:style style:name="fr1" style:family="graphic" style:parent-style-name="Graphics">
      <style:graphic-properties style:wrap="parallel" style:number-wrapped-paragraphs="no-limit" style:vertical-pos="top" style:vertical-rel="paragraph" style:horizontal-pos="center" style:horizontal-rel="paragraph" fo:background-color="transparent" style:background-transparency="100%" fo:padding="0in" fo:border="none" style:writing-mode="lr-tb">
        <style:background-image/>
      </style:graphic-properties>
    </style:style>
    <text:list-style style:name="L1">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9LVL1" text:bullet-char="o">
        <style:list-level-properties text:list-level-position-and-space-mode="label-alignment">
          <style:list-level-label-alignment text:label-followed-by="listtab" fo:text-indent="-0.25in" fo:margin-left="0.7425in"/>
        </style:list-level-properties>
        <style:text-properties style:font-name="Courier New"/>
      </text:list-level-style-bullet>
      <text:list-level-style-bullet text:level="2" text:style-name="WW_5f_CharLFO9LVL2" text:bullet-char="o">
        <style:list-level-properties text:list-level-position-and-space-mode="label-alignment">
          <style:list-level-label-alignment text:label-followed-by="listtab" fo:text-indent="-0.25in" fo:margin-left="1.2425in"/>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25in" fo:margin-left="1.7425in"/>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25in" fo:margin-left="2.2425in"/>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25in" fo:margin-left="2.7425in"/>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25in" fo:margin-left="3.2425in"/>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25in" fo:margin-left="3.7425in"/>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25in" fo:margin-left="4.2425in"/>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25in" fo:margin-left="4.7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11LVL1"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WW_5f_CharLFO1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3LVL1"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WW_5f_CharLFO1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span text:style-name="Police_20_par_20_défaut"><text:span text:style-name="T1"><text:user-defined style:data-style-name="N0" text:name="Sigle">INF2610</text:user-defined></text:span></text:span><text:span text:style-name="Police_20_par_20_défaut"><text:span text:style-name="T1"> – </text:span></text:span><text:span text:style-name="Police_20_par_20_défaut"><text:span text:style-name="T1"><text:user-defined style:data-style-name="N0" text:name="Cours">Noyau du système d'exploitation</text:user-defined></text:span></text:span></text:p>
      <text:p text:style-name="P2"/>
      <text:p text:style-name="P3"><text:span text:style-name="Police_20_par_20_défaut"><text:span text:style-name="T2"><text:user-defined style:data-style-name="N0" text:name="Etiquette">Laboratoire 2</text:user-defined></text:span></text:span><text:span text:style-name="Police_20_par_20_défaut"><text:span text:style-name="T2"> – Automne 2017</text:span></text:span></text:p>
      <text:p text:style-name="P2"/>
      <text:p text:style-name="P3"><text:span text:style-name="Police_20_par_20_défaut"><text:span text:style-name="T2"><text:user-defined style:data-style-name="N0" text:name="Titre">Communication inter-processus</text:user-defined></text:span></text:span></text:p>
      <text:p text:style-name="P1"/>
      <table:table table:name="Tableau1" table:style-name="Tableau1">
        <table:table-column table:style-name="Tableau1.A" table:number-columns-repeated="2"/>
        <table:table-row>
          <table:table-cell table:style-name="Tableau1.A1" office:value-type="string">
            <text:p text:style-name="Table_20_Contents">Nom, prénom, matricule des membres de l'équipe</text:p>
          </table:table-cell>
          <table:table-cell table:style-name="Tableau1.B1" office:value-type="string">
            <text:p text:style-name="P7">Inscrire ici le nom des membres de l'équipe</text:p>
          </table:table-cell>
        </table:table-row>
        <table:table-row>
          <table:table-cell table:style-name="Tableau1.A2" office:value-type="string">
            <text:p text:style-name="Table_20_Contents">Note finale sur 20</text:p>
          </table:table-cell>
          <table:table-cell table:style-name="Tableau1.B2" office:value-type="string">
            <text:p text:style-name="Table_20_Contents">0</text:p>
          </table:table-cell>
        </table:table-row>
      </table:table>
      <text:p text:style-name="Standard"/>
      <text:p text:style-name="Heading">Mise en situation</text:p>
      <text:p text:style-name="P10">Au précédent laboratoire, nous avons vu qu'un processus ne peut accéder à la mémoire d'un autre processus directement. Nous avons également vu qu'il est nécessaire de disposer d'un moyen de contrôle d'accès concurrent à une ressource, comme une variable partagée. C'est la fonction des <text:span text:style-name="Police_20_par_20_défaut"><text:span text:style-name="T3">mécanismes de communication inter-processus</text:span></text:span> (Inter-Process Communication, ou IPC), dont il est question dans ce laboratoire.</text:p>
      <text:p text:style-name="Heading">Directives</text:p>
      <text:list xml:id="list6517561818107137624" text:style-name="L1">
        <text:list-item>
          <text:p text:style-name="P29">L'activité se fait en équipe de deux. Inscrivez les noms ci-haut.</text:p>
        </text:list-item>
        <text:list-item>
          <text:p text:style-name="P29">Répondez <text:span text:style-name="Police_20_par_20_défaut"><text:span text:style-name="T3">directement dans le questionnaire</text:span></text:span> ODT avec Libre Office.</text:p>
        </text:list-item>
        <text:list-item>
          <text:p text:style-name="P29">La correction se fera directement dans le document électronique.</text:p>
        </text:list-item>
        <text:list-item>
          <text:p text:style-name="P29">Remettez sur Moodle le questionnaire rempli et le code (archive tar produite par <text:span text:style-name="Police_20_par_20_défaut"><text:span text:style-name="T4">make dist</text:span></text:span>).</text:p>
        </text:list-item>
        <text:list-item>
          <text:p text:style-name="P29">Une seule personne de l'équipe doit effectuer la remise sur Moodle.</text:p>
        </text:list-item>
        <text:list-item>
          <text:p text:style-name="P30">Utilisez les machines du laboratoire pour obtenir vos résultats.</text:p>
        </text:list-item>
        <text:list-item>
          <text:p text:style-name="P30">10% de la note finale peut être enlevée pour la mauvaise qualité de la langue.</text:p>
        </text:list-item>
      </text:list>
      <text:p text:style-name="P11"><text:span text:style-name="Police_20_par_20_défaut"><text:span text:style-name="T6">Après avoir décompressé les sources, exécutez le script </text:span></text:span><text:span text:style-name="Police_20_par_20_défaut"><text:span text:style-name="T5">fixperms.sh</text:span></text:span><text:span text:style-name="Police_20_par_20_défaut"><text:span text:style-name="T6"> pour corriger les permissions puis n'oubliez pas de configurer votre projet :</text:span></text:span></text:p>
      <text:p text:style-name="P12">tar xzvf inf2610-lab2-1.7.tar.gz</text:p>
      <text:p text:style-name="P12">cd inf2610-lab2-1.7/</text:p>
      <text:p text:style-name="P12">sh fixperms.sh</text:p>
      <text:p text:style-name="code">./configure</text:p>
      <text:p text:style-name="code"/>
      <text:h text:style-name="Heading_20_1" text:outline-level="1">Classification des verrous [ 8 pts ]</text:h>
      <text:p text:style-name="P10">Vous travaillez sur une librairie dont la fonction est de <text:span text:style-name="Police_20_par_20_défaut"><text:span text:style-name="T3">calculer des statistiques sur des nombres entiers</text:span></text:span>. Plusieurs fils d'exécution pourront ajouter simultanément des valeurs, il est donc nécessaire de protéger la <text:span text:style-name="Police_20_par_20_défaut"><text:span text:style-name="T3">section critique</text:span></text:span> par un verrou.</text:p>
      <text:p text:style-name="P10">La question que l'on peut se poser est de savoir lequel choisir entre un <text:span text:style-name="Police_20_par_20_défaut"><text:span text:style-name="T4">mutex</text:span></text:span>, un <text:span text:style-name="Police_20_par_20_défaut"><text:span text:style-name="T4">sémaphore</text:span></text:span> ou un <text:span text:style-name="Police_20_par_20_défaut"><text:span text:style-name="T4">spinlock</text:span></text:span> ? Quel est leur principe de fonctionnement ? Cet atelier vous permettra d'en faire l'expérience et d'observer leurs <text:span text:style-name="Police_20_par_20_défaut"><text:span text:style-name="T3">interactions avec le système d'exploitation</text:span></text:span>.</text:p>
      <text:h text:style-name="Heading_20_2" text:outline-level="2">Implémentation</text:h>
      <text:p text:style-name="P10">Complétez le code source du programme <text:span text:style-name="technical">multilock</text:span> de manière à protéger la section critique d'accumulation des statistiques. Les fichiers à compléter sont les suivants :</text:p>
      <text:list xml:id="list8914313856716169439" text:style-name="L2">
        <text:list-item>
          <text:p text:style-name="P20"><text:soft-page-break/><text:span text:style-name="Police_20_par_20_défaut"><text:span text:style-name="T3">mutex.c </text:span></text:span>: utilisation d'un seul mutex <text:span text:style-name="Police_20_par_20_défaut"><text:span text:style-name="T4">PThread</text:span></text:span> comme simple verrou partagé.</text:p>
        </text:list-item>
        <text:list-item>
          <text:p text:style-name="P21"><text:span text:style-name="Police_20_par_20_défaut"><text:span text:style-name="T3">semrelay.c</text:span></text:span> : utilisation d'un sémaphore <text:span text:style-name="technical">sem_t</text:span> <text:span text:style-name="Police_20_par_20_défaut"><text:span text:style-name="T3">par fil d'exécution</text:span></text:span>. Lorsqu'un fil a terminé sa section interne, il signale le fil suivant et attend que tous les autres fils se soient exécutés. Ce cas particulier de sémaphore est appelé sémaphore chaîné. Dans ce qui suit, lorsque l'on vous pose des questions sur les semrelay, concentrez vos explications sur les sémaphores chaînés étudiés ici plutôt que sur les sémaphores génériques.</text:p>
        </text:list-item>
        <text:list-item>
          <text:p text:style-name="P20"><text:span text:style-name="Police_20_par_20_défaut"><text:span text:style-name="T3">spinlock.c</text:span></text:span> : utilisation de <text:span text:style-name="Police_20_par_20_défaut"><text:span text:style-name="T7">minispinlock</text:span></text:span> (voir le fichier minispinlock.asm).</text:p>
        </text:list-item>
      </text:list>
      <text:p text:style-name="Text_20_body">Dans chaque fichier se trouvent 3 fonctions :</text:p>
      <text:list xml:id="list7925029415979445782" text:style-name="L3">
        <text:list-item>
          <text:p text:style-name="P24"><text:span text:style-name="Police_20_par_20_défaut"><text:span text:style-name="T3">Initialisation</text:span></text:span> (ex :<text:span text:style-name="technical"> *_init()</text:span>) : allouer le verrou et l'initialiser.</text:p>
        </text:list-item>
        <text:list-item>
          <text:p text:style-name="P24"><text:span text:style-name="Police_20_par_20_défaut"><text:span text:style-name="T3">Finalisation</text:span></text:span> (ex :<text:span text:style-name="technical"> *_destroy()</text:span> : libérer la mémoire allouée lors de l'initialisation.</text:p>
        </text:list-item>
        <text:list-item>
          <text:p text:style-name="P22"><text:span text:style-name="Police_20_par_20_défaut"><text:span text:style-name="T3">Fonction principale</text:span></text:span> (ex :<text:span text:style-name="technical"> *_main()</text:span> : calcul des statistiques. Insérez le verrouillage et le déverrouillage dans la boucle extérieure.</text:p>
        </text:list-item>
      </text:list>
      <text:p text:style-name="P10">L'option <text:span text:style-name="technical">--lib</text:span> du programme <text:span text:style-name="technical">multilock</text:span> sélectionne la version à exécuter (voir l'aide pour la liste des versions). Pour exécuter toutes les versions, utiliser la commande <text:span text:style-name="technical">--check</text:span>. Pour afficher les résultats du calcul et celui attendu, passer l'option <text:span text:style-name="technical">--verbose</text:span>. Par défaut, 4 fils d'exécutions sont lancés, ce qui est suffisant pour l'expérience, mais l'option <text:span text:style-name="technical">--thread</text:span> permet de lancer plus de fils d'exécution.</text:p>
      <text:p text:style-name="P10">Le code de la section critique de l'expérience est de longueur variable. Le paramètre <text:span text:style-name="technical">inner</text:span> augmente le nombre d'opérations effectuées dans la section critique, tandis que le paramètre <text:span text:style-name="technical">outer</text:span> sert à répéter plusieurs fois la prise et la libération du verrou. Dans la réalité, il est préférable de réduire au minimum le nombre d'instructions dans une section critique. Voici un exemple du lancement du programme.</text:p>
      <text:p text:style-name="code">./multilock --lib serial --verbose</text:p>
      <text:p text:style-name="P12">label <text:s text:c="13"/>N <text:s text:c="13"/>sum <text:s text:c="13"/>mean</text:p>
      <text:p text:style-name="P12">actual <text:s text:c="7"/>200000 <text:s text:c="2"/>4999900000.000 <text:s text:c="8"/>24999.500</text:p>
      <text:p text:style-name="code">expected <text:s text:c="5"/>200000 <text:s text:c="2"/>4999900000.000 <text:s text:c="8"/>24999.500</text:p>
      <text:p text:style-name="code">PASS serial</text:p>
      <text:p text:style-name="Standard"/>
      <text:p text:style-name="P4">Si la section critique est bien protégée, alors le programme retournera « PASS ». Il renverra « FAIL » dans le cas contraire.</text:p>
      <text:h text:style-name="Heading_20_2" text:outline-level="2">Traçage de l'exécution</text:h>
      <text:p text:style-name="Text_20_body">Une fois le code complété, tracez l'ensemble des tests avec la commande suivante :</text:p>
      <text:p text:style-name="P12">lttng-simple -k -s -c -- ./multilock-all.sh</text:p>
      <text:p text:style-name="P5"/>
      <text:p text:style-name="P6"><text:span text:style-name="Police_20_par_20_défaut"><text:span text:style-name="T8">Le script exécute deux</text:span></text:span><text:span text:style-name="Police_20_par_20_défaut"><text:span text:style-name="T9"> granularités de section critique</text:span></text:span><text:span text:style-name="Police_20_par_20_défaut"><text:span text:style-name="T8"> avec 4 fils d'exécution :</text:span></text:span></text:p>
      <text:list xml:id="list6005214578541994589" text:style-name="L4">
        <text:list-item>
          <text:p text:style-name="P32">Une section critique très courte répétée un grand nombre de fois;</text:p>
        </text:list-item>
        <text:list-item>
          <text:p text:style-name="P32">Une section critique très longue répétée un petit nombre de fois.</text:p>
        </text:list-item>
      </text:list>
      <text:p text:style-name="P4"/>
      <text:p text:style-name="P6"><text:span text:style-name="Police_20_par_20_défaut"><text:span text:style-name="T8">Importez la trace </text:span></text:span><text:span text:style-name="technical"><text:span text:style-name="T8">multilock-all.sh-k</text:span></text:span><text:span text:style-name="Police_20_par_20_défaut"><text:span text:style-name="T8"> dans TraceCompass, puis complétez le tableau 1.</text:span></text:span></text:p>
      <text:p text:style-name="Standard"/>
      <table:table table:name="Tableau2" table:style-name="Tableau2">
        <table:table-column table:style-name="Tableau2.A" table:number-columns-repeated="4"/>
        <text:soft-page-break/>
        <table:table-row>
          <table:table-cell table:style-name="Tableau2.A1" office:value-type="string">
            <text:p text:style-name="P13">Propriété</text:p>
          </table:table-cell>
          <table:table-cell table:style-name="Tableau2.A1" office:value-type="string">
            <text:p text:style-name="P13">Mutex</text:p>
          </table:table-cell>
          <table:table-cell table:style-name="Tableau2.A1" office:value-type="string">
            <text:p text:style-name="P13">Semrelay</text:p>
          </table:table-cell>
          <table:table-cell table:style-name="Tableau2.D1" office:value-type="string">
            <text:p text:style-name="P13">Spinlock</text:p>
          </table:table-cell>
        </table:table-row>
        <table:table-row>
          <table:table-cell table:style-name="Tableau2.A2" office:value-type="string">
            <text:p text:style-name="P8">Est-ce que le fil d'exécution en attente bloque pour l'accès à la section critique ? (WAIT_BLOCKED)</text:p>
          </table:table-cell>
          <table:table-cell table:style-name="Tableau2.A2" office:value-type="string">
            <text:p text:style-name="Table_20_Contents">Oui</text:p>
          </table:table-cell>
          <table:table-cell table:style-name="Tableau2.A2" office:value-type="string">
            <text:p text:style-name="Table_20_Contents">Oui </text:p>
          </table:table-cell>
          <table:table-cell table:style-name="Tableau2.D2" office:value-type="string">
            <text:p text:style-name="Table_20_Contents">Non</text:p>
          </table:table-cell>
        </table:table-row>
        <table:table-row>
          <table:table-cell table:style-name="Tableau2.A2" office:value-type="string">
            <text:p text:style-name="P8">Est-ce qu'il se produit des appels système liés au verrouillage ? Si oui, lesquels ?</text:p>
          </table:table-cell>
          <table:table-cell table:style-name="Tableau2.A2" office:value-type="string">
            <text:p text:style-name="Table_20_Contents">Oui</text:p>
            <text:p text:style-name="P9">syscall_entry_futex</text:p>
            <text:p text:style-name="P9">syscall_exit_futex</text:p>
          </table:table-cell>
          <table:table-cell table:style-name="Tableau2.A2" office:value-type="string">
            <text:p text:style-name="Table_20_Contents">Oui</text:p>
            <text:p text:style-name="P9">syscall_entry_futex</text:p>
            <text:p text:style-name="P9">syscall_exit_futex</text:p>
          </table:table-cell>
          <table:table-cell table:style-name="Tableau2.D2" office:value-type="string">
            <text:p text:style-name="Table_20_Contents">Oui</text:p>
            <text:p text:style-name="P9">syscall_entry_futex</text:p>
            <text:p text:style-name="P9">syscall_exit_futex</text:p>
          </table:table-cell>
        </table:table-row>
        <table:table-row>
          <table:table-cell table:style-name="Tableau2.A2" office:value-type="string">
            <text:p text:style-name="P8">Est-ce qu'une famine est possible? Si oui, comment est-elle visible ?</text:p>
          </table:table-cell>
          <table:table-cell table:style-name="Tableau2.A2" office:value-type="string">
            <text:p text:style-name="Table_20_Contents">Oui. </text:p>
            <text:p text:style-name="Table_20_Contents">Il est posible de le voir quand un thread reste long temps en exécution et ne permet pas accéder à d'autres threads à la section critique.</text:p>
          </table:table-cell>
          <table:table-cell table:style-name="Tableau2.A2" office:value-type="string">
            <text:p text:style-name="Table_20_Contents">Non</text:p>
          </table:table-cell>
          <table:table-cell table:style-name="Tableau2.D2" office:value-type="string">
            <text:p text:style-name="Table_20_Contents">Oui. </text:p>
            <text:p text:style-name="Table_20_Contents">Parece que il peut arriver qu'il reste en attente de la liberation d'un verrou, ca peut causer famine de ressources.</text:p>
          </table:table-cell>
        </table:table-row>
        <table:table-row>
          <table:table-cell table:style-name="Tableau2.A2" office:value-type="string">
            <text:p text:style-name="Table_20_Contents"><text:span text:style-name="Police_20_par_20_défaut"><text:span text:style-name="T8">La granularité (paramètres </text:span></text:span><text:span text:style-name="Police_20_par_20_défaut"><text:span text:style-name="T10">outer </text:span></text:span><text:span text:style-name="Police_20_par_20_défaut"><text:span text:style-name="T8">et </text:span></text:span><text:span text:style-name="Police_20_par_20_défaut"><text:span text:style-name="T10">inner</text:span></text:span><text:span text:style-name="Police_20_par_20_défaut"><text:span text:style-name="T8">) affecte-elle le comportement du verrou ? Si oui, comment ?</text:span></text:span></text:p>
          </table:table-cell>
          <table:table-cell table:style-name="Tableau2.A2" office:value-type="string">
            <text:p text:style-name="Table_20_Contents">Oui, </text:p>
            <text:p text:style-name="Table_20_Contents">Le nombre d appels wait (<text:span text:style-name="T4">futex) </text:span><text:span text:style-name="T16">est plus grand dans la première section ce qui fait que la tache tres préemptive. <text:s/></text:span></text:p>
          </table:table-cell>
          <table:table-cell table:style-name="Tableau2.A2" office:value-type="string">
            <text:p text:style-name="Table_20_Contents">Non </text:p>
          </table:table-cell>
          <table:table-cell table:style-name="Tableau2.D2" office:value-type="string">
            <text:p text:style-name="Table_20_Contents">Non</text:p>
          </table:table-cell>
        </table:table-row>
      </table:table>
      <text:p text:style-name="P14">Tableau 1: Résumé du comportement des verrous</text:p>
      <text:p text:style-name="Standard"/>
      <table:table table:name="Tableau3" table:style-name="Tableau3">
        <table:table-column table:style-name="Tableau3.A"/>
        <table:table-column table:style-name="Tableau3.B"/>
        <table:table-column table:style-name="Tableau3.C"/>
        <table:table-row>
          <table:table-cell table:style-name="Tableau3.A1" office:value-type="string">
            <text:p text:style-name="question">Implémentation des verrous (initialisation, destruction et utilisation).</text:p>
          </table:table-cell>
          <table:table-cell table:style-name="Tableau3.A1" office:value-type="string">
            <text:p text:style-name="Text_20_body"/>
          </table:table-cell>
          <table:table-cell table:style-name="Tableau3.A1" office:value-type="string">
            <text:p text:style-name="Text_20_body"><text:s/>/3 pt</text:p>
          </table:table-cell>
        </table:table-row>
        <table:table-row>
          <table:table-cell table:style-name="Tableau3.A1" office:value-type="string">
            <text:p text:style-name="question">Réponses du tableau 1 (-0,5pt par erreur ou omission).</text:p>
          </table:table-cell>
          <table:table-cell table:style-name="Tableau3.A1" office:value-type="string">
            <text:p text:style-name="Text_20_body"/>
          </table:table-cell>
          <table:table-cell table:style-name="Tableau3.A1" office:value-type="string">
            <text:p text:style-name="Text_20_body"><text:s/>/2 pt</text:p>
          </table:table-cell>
        </table:table-row>
        <table:table-row>
          <table:table-cell table:style-name="Tableau3.A1" office:value-type="string">
            <text:p text:style-name="question">Résumez succinctement les avantages et inconvénients des trois verrous étudiés plus haut selon vos observations.</text:p>
            <text:p text:style-name="Text_20_body">Réponse :</text:p>
            <text:p text:style-name="P28">Mutex :</text:p>
            <text:p text:style-name="Text_20_body"><text:span text:style-name="T4">Avantages:</text:span> Facile à implementer et l'information reste consistante. <text:span text:style-name="T4">Inconvenients:</text:span> Seul un thread peut entrer en section critique a chaque fois ce qui provoque une pénalité de performance avec une granularité très courte qui se repete un grand nombre de fois. </text:p>
            <text:p text:style-name="P28">Semaphore;</text:p>
            <text:p text:style-name="Text_20_body"><text:span text:style-name="T17">Avantages:</text:span><text:span text:style-name="T18"> Plusierurs de threads peuvent acceder a la section critique au même temps. La performance améliore avec une granularite courte. <text:s/></text:span><text:span text:style-name="T17">Inconvenients:</text:span><text:span text:style-name="T18"> Le semrely doit s'implementer </text:span><text:soft-page-break/><text:span text:style-name="T18">soigneusement parce sinon, une mauvaise implementation pourrait provoquer des interblocages et de la famine. </text:span></text:p>
            <text:p text:style-name="P28">Spinlock :</text:p>
            <text:p text:style-name="Text_20_body"><text:span text:style-name="T17">Avantages:</text:span><text:span text:style-name="T18"> L'implementation est simple. Il est toujours actif en attente (</text:span><text:span text:style-name="T17">spin</text:span><text:span text:style-name="T18">) d'un verrou. Il présente une meilleure performance quand la granularité est courte. <text:s/></text:span><text:span text:style-name="T17">Inconvenients:</text:span><text:span text:style-name="T18"> En attendant la libération d'un verrou il peut perdre du temps du processeur (</text:span><text:span text:style-name="T17">busy wait). </text:span></text:p>
          </table:table-cell>
          <table:table-cell table:style-name="Tableau3.A1" office:value-type="string">
            <text:p text:style-name="Text_20_body"/>
          </table:table-cell>
          <table:table-cell table:style-name="Tableau3.A1" office:value-type="string">
            <text:p text:style-name="Text_20_body"><text:s/>/3 pts</text:p>
          </table:table-cell>
        </table:table-row>
      </table:table>
      <text:h text:style-name="Heading_20_1" text:outline-level="1">Détection d'interblocage [ 4 pts ]</text:h>
      <text:p text:style-name="P10">Un interblocage survient lorsqu'il existe un cycle d'attente pour une ressource. Le principal problème lie à un interblocage concerne les possibilités de le détecter. Une manière de faire consiste à <text:span text:style-name="Police_20_par_20_défaut"><text:span text:style-name="T3">surveiller à intervalles réguliers le progrès de l'exécution</text:span></text:span>. Si aucun progrès ne se produit, alors il est possible qu'un interblocage soit survenu. Un tel mécanisme de détection est communément appelé <text:span text:style-name="Police_20_par_20_défaut"><text:span text:style-name="T4">watchdog</text:span></text:span>.</text:p>
      <text:p text:style-name="P10">Vous désirez réaliser un détecteur d'interblocage tel que décrit ci-dessus. Le programme <text:span text:style-name="technical">interblocage</text:span> simule un traitement d'une durée variable, avec un accès concurrent aux variables <text:span text:style-name="technical">x</text:span> et <text:span text:style-name="technical">y</text:span>. Pour tenter de provoquer un interblocage, les deux fils d'exécution verrouillent <text:span text:style-name="technical">lock_one</text:span> et <text:span text:style-name="technical">lock_two</text:span> dans l'ordre inverse l'un de l'autre.</text:p>
      <text:p text:style-name="P10"><text:span text:style-name="Police_20_par_20_défaut"><text:span text:style-name="T3">La fonction </text:span></text:span><text:span text:style-name="technical"><text:span text:style-name="T3">watchdog()</text:span></text:span><text:span text:style-name="Police_20_par_20_défaut"><text:span text:style-name="T3"> est appelée toutes les 100 ms. Son comportement par défaut est d'afficher "watchdog" sur la console. C'est donc à vous d'implémenter un mécanisme correct. </text:span></text:span>On rappelle qu'ici, le rôle du watchdog est de vérifier périodiquement si les traitements effectués par le programme sur certains variables partagées ont avancés ou non.</text:p>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question">Complétez le verrouillage de <text:span text:style-name="technical">lock_one</text:span> et <text:span text:style-name="technical">lock_two</text:span> de manière à provoquer un interblocage. Exécutez le programme <text:span text:style-name="technical">interblocage</text:span> à plusieurs reprises.</text:p>
            <text:list xml:id="list6030679993841068585" text:style-name="L5">
              <text:list-item>
                <text:list>
                  <text:list-item>
                    <text:p text:style-name="P16">L'interblocage survient-il toujours pour les mêmes valeurs de <text:span text:style-name="technical">x </text:span>? Expliquez pourquoi.</text:p>
                  </text:list-item>
                  <text:list-item>
                    <text:p text:style-name="P16">Est-ce possible que l'interblocage ne survienne jamais ? Si oui, proposez un exemple concret.</text:p>
                  </text:list-item>
                </text:list>
              </text:list-item>
            </text:list>
            <text:p text:style-name="Text_20_body">Réponses :</text:p>
            <text:list xml:id="list5795395703542748682" text:style-name="L6">
              <text:list-item>
                <text:p text:style-name="P25">Non, l’interblocage ne survient pas pour les mêmes valeurs de x. Vu que la variable count du random_hog() prend des valeurs aléatoires à chaque fois, la fonction random_hog() assure un temps d’exécution différents à chaque appel. Et c’est pour cette raison, que l’interblocage se produit pour des valeurs aléatoires de x.</text:p>
              </text:list-item>
              <text:list-item>
                <text:p text:style-name="P25">En effet, il est possible que l’interblocage ne survienne jamais. Cela est possible, si par exemple, le random_hog() de worker_bar prenait grandement plus de temps que random_hog() de worker_foo à chaque fois</text:p>
              </text:list-item>
            </text:list>
          </table:table-cell>
          <table:table-cell table:style-name="Tableau4.A1" office:value-type="string">
            <text:p text:style-name="Text_20_body"/>
          </table:table-cell>
          <table:table-cell table:style-name="Tableau4.A1" office:value-type="string">
            <text:p text:style-name="Text_20_body"><text:s/>/2 pt</text:p>
          </table:table-cell>
        </table:table-row>
        <table:table-row>
          <table:table-cell table:style-name="Tableau4.A1" office:value-type="string">
            <text:p text:style-name="question">Implémentez la fonction <text:span text:style-name="technical">watchdog()</text:span> pour détecter un interblocage. Lorsqu'un interblocage est détecté, on fera un appel à <text:span text:style-name="technical">exit()</text:span> pour terminer le programme et tous les fils d'exécution.</text:p>
            <text:list xml:id="list899225712895225612" text:style-name="L7">
              <text:list-item>
                <text:list>
                  <text:list-item>
                    <text:p text:style-name="P17">Votre détection d'interblocage est-elle parfaite (i.e détecte bien tous les interblocages)?</text:p>
                  </text:list-item>
                  <text:list-item>
                    <text:p text:style-name="P17"><text:soft-page-break/>Quel est le risque principal d'une telle solution ?</text:p>
                  </text:list-item>
                  <text:list-item>
                    <text:p text:style-name="P17">Plutôt que de terminer complètement tout le programme par un appel a <text:span text:style-name="Police_20_par_20_défaut"><text:span text:style-name="T4">exit()</text:span></text:span>, pouvez-vous définir une autre procédure pour régler le problème de l'interblocage ?</text:p>
                  </text:list-item>
                </text:list>
              </text:list-item>
            </text:list>
            <text:p text:style-name="Text_20_body">Réponses :</text:p>
            <text:list xml:id="list848878547383219932" text:style-name="L8">
              <text:list-item>
                <text:p text:style-name="P26">Effectivement, la détection d’interblocage implémentée est parfaite.</text:p>
              </text:list-item>
              <text:list-item>
                <text:p text:style-name="P26">Cependant, la fonction watchdog( ), peut quitter le programme même sans détection d’interblocage. Ceci se produit quand worker_bar ou worker_foo prend plus que millisecondes avant d’incrémenter x (le watchdog() est lancé avant que l’un des worker exécute x = ++y).</text:p>
              </text:list-item>
            </text:list>
          </table:table-cell>
          <table:table-cell table:style-name="Tableau4.A1" office:value-type="string">
            <text:p text:style-name="Text_20_body"/>
          </table:table-cell>
          <table:table-cell table:style-name="Tableau4.A1" office:value-type="string">
            <text:p text:style-name="Text_20_body"><text:s/>/1 pt</text:p>
          </table:table-cell>
        </table:table-row>
        <table:table-row>
          <table:table-cell table:style-name="Tableau4.A1" office:value-type="string">
            <text:p text:style-name="question">Placez l'appel à <text:span text:style-name="technical">pthread_barrier_wait()</text:span> dans les fonctions <text:span text:style-name="technical">worker_foo()</text:span> et <text:span text:style-name="technical">worker_bar()</text:span> de manière à <text:span text:style-name="Police_20_par_20_défaut"><text:span text:style-name="T3">forcer l'interblocage dès le premier cycle</text:span></text:span>.</text:p>
            <text:p text:style-name="P18"><text:s/><text:span text:style-name="Police_20_par_20_défaut"><text:span text:style-name="T12">ATTENTION :</text:span></text:span><text:span text:style-name="Police_20_par_20_défaut"><text:span text:style-name="T11"> l'interblocage doit bien être réalisé sur les verrous <text:s/></text:span></text:span><text:span text:style-name="technical"><text:span text:style-name="T11">lock_one</text:span></text:span><text:span text:style-name="Police_20_par_20_défaut"><text:span text:style-name="T11"> et </text:span></text:span><text:span text:style-name="technical"><text:span text:style-name="T11">lock_two </text:span></text:span><text:span text:style-name="technical"><text:span text:style-name="T13">et non sur la barrière elle-même.</text:span></text:span></text:p>
          </table:table-cell>
          <table:table-cell table:style-name="Tableau4.A1" office:value-type="string">
            <text:p text:style-name="Text_20_body"/>
          </table:table-cell>
          <table:table-cell table:style-name="Tableau4.A1" office:value-type="string">
            <text:p text:style-name="Text_20_body"><text:s/>/1 pts</text:p>
          </table:table-cell>
        </table:table-row>
      </table:table>
      <text:h text:style-name="Heading_20_1" text:outline-level="1">Communication par tubes [ 8 pts ]</text:h>
      <text:p text:style-name="P10">L'analyse lexicale est à la base de la classification des documents réalisée par un moteur de recherche. Pour comparer des documents, on pourra par exemple utiliser des méthodes d'analyse des fréquences d'apparition des mots.</text:p>
      <text:p text:style-name="P10">Le programme <text:span text:style-name="technical">lexique</text:span> est un prototype qui calcule la fréquence des mots dans un texte. Le but de cet exercice est de lire le texte à analyser depuis l'entrée standard (<text:span text:style-name="Police_20_par_20_défaut"><text:span text:style-name="T4">stdin</text:span></text:span>) et d'afficher ensuite le résultat sur la sortie standard (<text:span text:style-name="Police_20_par_20_défaut"><text:span text:style-name="T4">stdout</text:span></text:span>).</text:p>
      <text:p text:style-name="P10">Le traitement comporte deux étapes, <text:span text:style-name="Police_20_par_20_défaut"><text:span text:style-name="T3">chacune effectuée dans un processus</text:span></text:span>, tel que montré sur la figure 1.</text:p>
      <text:list xml:id="list3028692728501866446" text:style-name="L9">
        <text:list-item>
          <text:p text:style-name="P23">La première étape consiste à séparer l'entrée en mots et à calculer leurs tailles.</text:p>
        </text:list-item>
        <text:list-item>
          <text:p text:style-name="P23">La deuxième étape est consacrée à compter les fréquences d'apparitions des mots. Les résultats de cette analyse sont stockés dans une table de hachage.</text:p>
        </text:list-item>
      </text:list>
      <text:p text:style-name="P10">L'échange d'informations entre les deux processus se fait par le biais de deux tubes (pipes) anonymes. L'un sert à transmettre la taille des mots, tandis que l'autre permet la transmission des mots eux-mêmes.</text:p>
      <text:p text:style-name="Text_20_body"><draw:frame draw:style-name="fr1" draw:name="Cadre1" text:anchor-type="paragraph" svg:width="6.9252in" style:rel-width="scale" svg:height="1.0354in" style:rel-height="scale" draw:z-index="0"><draw:text-box><text:p text:style-name="P15"><text:span text:style-name="Police_20_par_20_défaut"><text:span text:style-name="T8">Illustration 1: Schéma de fonctionnement du programme lexique</text:span></text:span></text:p></draw:text-box></draw:frame><text:span text:style-name="Police_20_par_20_défaut"><text:span text:style-name="T14"/></text:span></text:p>
      <text:p text:style-name="P10">Les fonctions <text:span text:style-name="technical">task_tokenize()</text:span> et <text:span text:style-name="technical">task_frequency()</text:span> sont fournies. Vous devez compléter la fonction <text:span text:style-name="technical">main()</text:span> du fichier <text:span text:style-name="technical">lexique.c</text:span> pour initialiser les tubes et démarrer ces deux tâches en tant que processus. Les fichiers <text:span text:style-name="technical">text-small</text:span>, <text:span text:style-name="technical">text-linux</text:span> et <text:span text:style-name="technical">text-galaxy</text:span> sont fournis à des fins de test. Voici un exemple d'exécution, <text:soft-page-break/>qui envoie le fichier <text:span text:style-name="technical">text-small</text:span> à l'entrée standard du programme <text:span text:style-name="technical">lexique</text:span> :</text:p>
      <text:p text:style-name="code">./lexique &lt; text-small</text:p>
      <text:p text:style-name="Standard"/>
      <table:table table:name="Tableau5" table:style-name="Tableau5">
        <table:table-column table:style-name="Tableau5.A"/>
        <table:table-column table:style-name="Tableau5.B"/>
        <table:table-column table:style-name="Tableau5.C"/>
        <table:table-row>
          <table:table-cell table:style-name="Tableau5.A1" office:value-type="string">
            <text:p text:style-name="question">Implémentation du programme (création des tubes, passage des paramètres aux fonctions <text:span text:style-name="technical">task_tokenize()</text:span> et <text:span text:style-name="technical">task_frequency()</text:span>).</text:p>
          </table:table-cell>
          <table:table-cell table:style-name="Tableau5.A1" office:value-type="string">
            <text:p text:style-name="Text_20_body"/>
          </table:table-cell>
          <table:table-cell table:style-name="Tableau5.A1" office:value-type="string">
            <text:p text:style-name="Text_20_body"><text:s/>/4 pt</text:p>
          </table:table-cell>
        </table:table-row>
        <table:table-row>
          <table:table-cell table:style-name="Tableau5.A1" office:value-type="string">
            <text:p text:style-name="question">Actuellement, les statistiques de fréquences sont affichées seulement à la fin du traitement. En appuyant sur les touches CTRL-C, le signal SIGINT est envoyé au programme. Celui-ci quitte et les données ne sont pas affichées.</text:p>
            <text:p text:style-name="P19">Modifiez le gestionnaire d'événements pour afficher les données <text:span text:style-name="Police_20_par_20_défaut"><text:span text:style-name="T3">avant de quitter</text:span></text:span>. (Astuce : en envoyant la taille de mot -1 à <text:span text:style-name="technical">task_frequency()</text:span>, alors le processus affiche les données et cesse le traitement).</text:p>
          </table:table-cell>
          <table:table-cell table:style-name="Tableau5.A1" office:value-type="string">
            <text:p text:style-name="Text_20_body"/>
          </table:table-cell>
          <table:table-cell table:style-name="Tableau5.A1" office:value-type="string">
            <text:p text:style-name="Text_20_body"><text:s/>/3 pt</text:p>
          </table:table-cell>
        </table:table-row>
        <table:table-row>
          <table:table-cell table:style-name="Tableau5.A1" office:value-type="string">
            <text:p text:style-name="question">L'utilisation de tubes permet de connecter facilement deux programmes réalisés dans des langages différents. Nommez 3 éléments à prendre en compte si <text:span text:style-name="technical">task_tokenize() </text:span>est réalisé en langage C, mais que <text:span text:style-name="technical">task_frequency()</text:span> est réalisé en Java, et que le programme s'exécute sur l'architecture Intel x86-64.</text:p>
          </table:table-cell>
          <table:table-cell table:style-name="Tableau5.A1" office:value-type="string">
            <text:p text:style-name="Text_20_body"/>
          </table:table-cell>
          <table:table-cell table:style-name="Tableau5.A1" office:value-type="string">
            <text:p text:style-name="Text_20_body"><text:s/>/1 pt</text:p>
          </table:table-cell>
        </table:table-row>
        <table:table-row>
          <table:table-cell table:style-name="Tableau5.A1" office:value-type="string">
            <text:p text:style-name="question"><text:span text:style-name="Police_20_par_20_défaut"><text:span text:style-name="T15">Question bonus :</text:span></text:span> Lorsqu'un tube est plein, alors le processus écrivain bloque en attendant que les données soient consommées. À l'aide de cette technique, complétez le programme remplissage (fichier lexique/remplissage.c) pour déterminer expérimentalement la taille des tubes sous Linux.</text:p>
            <text:list xml:id="list7261975871585470590" text:style-name="L10">
              <text:list-item>
                <text:p text:style-name="P27">La taille du tube est de 65 536 octets</text:p>
              </text:list-item>
            </text:list>
          </table:table-cell>
          <table:table-cell table:style-name="Tableau5.A1" office:value-type="string">
            <text:p text:style-name="Text_20_body"/>
          </table:table-cell>
          <table:table-cell table:style-name="Tableau5.A1" office:value-type="string">
            <text:p text:style-name="Text_20_body">/1 pt</text:p>
          </table:table-cell>
        </table:table-row>
      </table:table>
      <text:h text:style-name="Heading_20_1" text:outline-level="1">[BONUS] Retour sur les ATM [1 pt]</text:h>
      <text:p text:style-name="P10">Vous venez de voir et de comparer plusieurs méthodes de gestion de ressources partagées et de détection d'interblocages. Nous vous proposons maintenant de revenir sur le lab précédent et de l’améliorer afin de s'assurer qu'une gestion parallèle des ATM n'engendre pas d’indéterminisme sur le solde final. En d'autres termes, on aimerait qu'une exécution simultanée des opérations produise toujours le même solde final, égal à celui que l'on obtient lors d'une exécution sérielle desdites opérations.</text:p>
      <text:p text:style-name="P10">Proposez une solution à ce problème et implémentez la dans le fichier banque.c fourni.</text:p>
      <text:p text:style-name="P10">Veuillez inclure le fichier banque.c que vous avez implémenté dans le dossier banque du TP2</text:p>
      <table:table table:name="Tableau6" table:style-name="Tableau6">
        <table:table-column table:style-name="Tableau6.A"/>
        <table:table-column table:style-name="Tableau6.B"/>
        <table:table-column table:style-name="Tableau6.C"/>
        <table:table-row>
          <table:table-cell table:style-name="Tableau6.A1" office:value-type="string">
            <text:p text:style-name="question">Pertinence de la solution et bonne implémentation.</text:p>
          </table:table-cell>
          <table:table-cell table:style-name="Tableau6.A1" office:value-type="string">
            <text:p text:style-name="Text_20_body"/>
          </table:table-cell>
          <table:table-cell table:style-name="Tableau6.A1" office:value-type="string">
            <text:p text:style-name="Text_20_body"><text:s/>/1 pt</text:p>
          </table:table-cell>
        </table:table-row>
      </table:table>
      <text:h text:style-name="Heading_20_1" text:outline-level="1">Correction</text:h>
      <table:table table:name="Tableau7" table:style-name="Tableau7">
        <table:table-column table:style-name="Tableau7.A"/>
        <table:table-column table:style-name="Tableau7.B"/>
        <table:table-row>
          <table:table-cell table:style-name="Tableau7.A1" office:value-type="string">
            <text:p text:style-name="Table_20_Contents">Points des questions 1 à 4</text:p>
          </table:table-cell>
          <table:table-cell table:style-name="Tableau7.B1" office:value-type="string">
            <text:p text:style-name="Table_20_Contents">0</text:p>
          </table:table-cell>
        </table:table-row>
        <table:table-row>
          <table:table-cell table:style-name="Tableau7.A2" office:value-type="string">
            <text:p text:style-name="Table_20_Contents">Pénalité de retard</text:p>
          </table:table-cell>
          <table:table-cell table:style-name="Tableau7.B2" office:value-type="string">
            <text:p text:style-name="Table_20_Contents">0</text:p>
          </table:table-cell>
        </table:table-row>
        <table:table-row>
          <table:table-cell table:style-name="Tableau7.A2" office:value-type="string">
            <text:p text:style-name="Table_20_Contents">Qualité de la langue (-0,5% par faute)</text:p>
          </table:table-cell>
          <table:table-cell table:style-name="Tableau7.B2" office:value-type="string">
            <text:p text:style-name="Table_20_Contents">0</text:p>
          </table:table-cell>
        </table:table-row>
        <table:table-row>
          <table:table-cell table:style-name="Tableau7.A2" office:value-type="string">
            <text:p text:style-name="Table_20_Contents">Points bonus</text:p>
          </table:table-cell>
          <table:table-cell table:style-name="Tableau7.B2" office:value-type="string">
            <text:p text:style-name="Table_20_Contents">0</text:p>
          </table:table-cell>
        </table:table-row>
        <text:soft-page-break/>
        <table:table-row>
          <table:table-cell table:style-name="Tableau7.A2" office:value-type="string">
            <text:p text:style-name="Table_20_Contents">Note finale sur 20</text:p>
          </table:table-cell>
          <table:table-cell table:style-name="Tableau7.B2" office:value-type="string">
            <text:p text:style-name="Table_20_Contents">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FreeMono" svg:font-family="FreeMono" style:font-family-generic="modern" style:font-pitch="fixed"/>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CA"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CA"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0" fo:hyphenation-push-char-count="0"/>
    </style:style>
    <style:style style:name="Text_20_body" style:display-name="Text body" style:family="paragraph" style:parent-style-name="Standard" style:class="text">
      <style:paragraph-properties loext:contextual-spacing="false" fo:margin-top="0.1in" fo:margin-bottom="0.1in" fo:hyphenation-ladder-count="no-limit"/>
      <style:text-properties style:font-name="FreeSerif" fo:font-size="10.5pt" style:font-name-asian="FreeSerif" style:font-size-asian="10.5pt" style:font-name-complex="FreeSerif"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style:font-name-complex="Lohit Hindi" fo:hyphenate="false" fo:hyphenation-remain-char-count="0" fo:hyphenation-push-char-count="0"/>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fo:hyphenation-remain-char-count="0" fo:hyphenation-push-char-count="0"/>
    </style:style>
    <style:style style:name="code" style:family="paragraph" style:parent-style-name="Text_20_body">
      <style:paragraph-properties loext:contextual-spacing="false" fo:margin-top="0in" fo:margin-bottom="0in" fo:hyphenation-ladder-count="no-limit" fo:background-color="#e6e6e6" fo:padding="0.0972in" fo:border="0.0035in solid #000000" style:shadow="none">
        <style:background-image/>
      </style:paragraph-properties>
      <style:text-properties style:font-name="FreeMono" style:font-name-asian="FreeMono" style:font-name-complex="FreeMono" fo:hyphenate="false" fo:hyphenation-remain-char-count="0" fo:hyphenation-push-char-count="0"/>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hyphenation-ladder-count="no-limit" fo:text-indent="0in" style:auto-text-indent="false">
        <style:tab-stops/>
      </style:paragraph-properties>
      <style:text-properties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enum" style:family="paragraph" style:parent-style-name="Text_20_body">
      <style:paragraph-properties loext:contextual-spacing="false" fo:margin-top="0in" fo:margin-bottom="0in" fo:hyphenation-ladder-count="no-limit"/>
      <style:text-properties fo:hyphenate="false" fo:hyphenation-remain-char-count="0" fo:hyphenation-push-char-count="0"/>
    </style:style>
    <style:style style:name="question" style:family="paragraph" style:parent-style-name="Text_20_body" style:next-style-name="Text_20_body" style:default-outline-level="2" style:list-style-name="">
      <style:paragraph-properties fo:hyphenation-ladder-count="no-limit"/>
      <style:text-properties fo:hyphenate="false" fo:hyphenation-remain-char-count="0" fo:hyphenation-push-char-count="0"/>
    </style:style>
    <style:style style:name="Table" style:family="paragraph" style:parent-style-name="Caption" style:class="extra">
      <style:paragraph-properties fo:text-align="center" style:justify-single-word="false" fo:hyphenation-ladder-count="no-limit"/>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1_20_-_20_no_20_caption" style:display-name="Heading 1 - no caption" style:family="paragraph" style:parent-style-name="Heading_20_1" style:default-outline-level="1" style:list-style-name="">
      <style:paragraph-properties fo:hyphenation-ladder-count="no-limit"/>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correction" style:family="paragraph" style:parent-style-name="Text_20_body">
      <style:paragraph-properties fo:hyphenation-ladder-count="no-limit" fo:background-color="#ff420e">
        <style:background-image/>
      </style:paragraph-properties>
      <style:text-properties fo:font-size="12pt" fo:font-weight="bold" style:font-size-asian="12pt" style:font-weight-asian="bold" fo:hyphenate="false" fo:hyphenation-remain-char-count="0" fo:hyphenation-push-char-count="0"/>
    </style:style>
    <style:style style:name="Quotations" style:family="paragraph" style:parent-style-name="Standard" style:class="html">
      <style:paragraph-properties loext:contextual-spacing="false" fo:margin-left="0.3937in" fo:margin-right="0.3937in" fo:margin-top="0in" fo:margin-bottom="0.1965in" fo:hyphenation-ladder-count="no-limit" fo:text-indent="0in" style:auto-text-indent="false">
        <style:tab-stops/>
      </style:paragraph-properties>
      <style:text-properties fo:hyphenate="false" fo:hyphenation-remain-char-count="0" fo:hyphenation-push-char-count="0"/>
    </style:style>
    <style:style style:name="Subtitle" style:family="paragraph" style:parent-style-name="Heading" style:next-style-name="Text_20_body" style:class="chapter">
      <style:paragraph-properties loext:contextual-spacing="false" fo:margin-top="0.0417in" fo:margin-bottom="0in" fo:text-align="center" style:justify-single-word="false" fo:hyphenation-ladder-count="no-limit"/>
      <style:text-properties fo:font-size="18pt" style:font-size-asian="18pt" style:font-size-complex="18pt" fo:hyphenate="false" fo:hyphenation-remain-char-count="0" fo:hyphenation-push-char-count="0"/>
    </style:style>
    <style:style style:name="Police_20_par_20_défaut" style:display-name="Police par défaut" style:family="text"/>
    <style:style style:name="Bullet_20_Symbols" style:display-name="Bullet Symbols" style:family="text">
      <style:text-properties style:font-name="OpenSymbol" style:font-name-asian="OpenSymbol" style:font-name-complex="OpenSymbol"/>
    </style:style>
    <style:style style:name="technical" style:family="text">
      <style:text-properties style:font-name="FreeMono" fo:font-size="10.5pt" style:font-name-asian="FreeMono" style:font-size-asian="10.5pt" style:font-name-complex="FreeMono"/>
    </style:style>
    <style:style style:name="Numbering_20_Symbols" style:display-name="Numbering Symbols" style:family="text"/>
    <style:style style:name="faute" style:family="text">
      <style:text-properties style:use-window-font-color="true" style:font-name="FreeSerif" fo:font-size="10.5pt" style:text-underline-style="wave" style:text-underline-width="bold" style:text-underline-color="#dc2300" style:text-underline-mode="continuous" style:text-overline-mode="continuous" style:text-line-through-mode="continuous" fo:background-color="transparent" style:font-name-asian="FreeSerif" style:font-size-asian="10.5pt" style:font-name-complex="FreeSerif"/>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Courier New" style:font-name-complex="Courier New"/>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Courier New" style:font-name-complex="Courier New"/>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Courier New" style:font-name-complex="Courier New"/>
    </style:style>
    <style:style style:name="WW_5f_CharLFO13LVL2" style:display-name="WW_CharLFO13LVL2" style:family="text">
      <style:text-properties style:font-name="Courier New" style:font-name-complex="Courier New"/>
    </style:style>
    <style:style style:name="WW_5f_CharLFO13LVL3" style:display-name="WW_CharLFO13LVL3" style:family="text">
      <style:text-properties style:font-name="Wingdings"/>
    </style:style>
    <style:style style:name="WW_5f_CharLFO13LVL4" style:display-name="WW_CharLFO13LVL4" style:family="text">
      <style:text-properties style:font-name="Symbol"/>
    </style:style>
    <style:style style:name="WW_5f_CharLFO13LVL5" style:display-name="WW_CharLFO13LVL5" style:family="text">
      <style:text-properties style:font-name="Courier New" style:font-name-complex="Courier New"/>
    </style:style>
    <style:style style:name="WW_5f_CharLFO13LVL6" style:display-name="WW_CharLFO13LVL6" style:family="text">
      <style:text-properties style:font-name="Wingdings"/>
    </style:style>
    <style:style style:name="WW_5f_CharLFO13LVL7" style:display-name="WW_CharLFO13LVL7" style:family="text">
      <style:text-properties style:font-name="Symbol"/>
    </style:style>
    <style:style style:name="WW_5f_CharLFO13LVL8" style:display-name="WW_CharLFO13LVL8" style:family="text">
      <style:text-properties style:font-name="Courier New" style:font-name-complex="Courier New"/>
    </style:style>
    <style:style style:name="WW_5f_CharLFO13LVL9" style:display-name="WW_CharLFO13LVL9" style:family="text">
      <style:text-properties style:font-name="Wingdings"/>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fo:text-indent="-0.6in" fo:margin-left="0.6in"/>
        </style:list-level-properties>
      </text:outline-level-style>
      <text:outline-level-style text:level="5" style:num-format="">
        <style:list-level-properties text:list-level-position-and-space-mode="label-alignment">
          <style:list-level-label-alignment text:label-followed-by="listtab" fo:text-indent="-0.7in" fo:margin-left="0.7in"/>
        </style:list-level-properties>
      </text:outline-level-style>
      <text:outline-level-style text:level="6" style:num-format="">
        <style:list-level-properties text:list-level-position-and-space-mode="label-alignment">
          <style:list-level-label-alignment text:label-followed-by="listtab" fo:text-indent="-0.8in" fo:margin-left="0.8in"/>
        </style:list-level-properties>
      </text:outline-level-style>
      <text:outline-level-style text:level="7" style:num-format="">
        <style:list-level-properties text:list-level-position-and-space-mode="label-alignment">
          <style:list-level-label-alignment text:label-followed-by="listtab" fo:text-indent="-0.9in" fo:margin-left="0.9in"/>
        </style:list-level-properties>
      </text:outline-level-style>
      <text:outline-level-style text:level="8" style:num-format="">
        <style:list-level-properties text:list-level-position-and-space-mode="label-alignment">
          <style:list-level-label-alignment text:label-followed-by="listtab" fo:text-indent="-1in" fo:margin-left="1in"/>
        </style:list-level-properties>
      </text:outline-level-style>
      <text:outline-level-style text:level="9" style:num-format="">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7874in" style:writing-mode="lr-tb" style:footnote-max-height="0in">
        <style:footnote-sep style:width="0.0071in" style:adjustment="left" style:rel-width="33%" style:color="#000000"/>
      </style:page-layout-properties>
      <style:header-style>
        <style:header-footer-properties fo:min-height="0.2874in" fo:margin-left="0in" fo:margin-right="0in" fo:margin-bottom="0in" style:dynamic-spacing="true"/>
      </style:header-style>
      <style:footer-style>
        <style:header-footer-properties fo:min-height="0.2874in" fo:margin-left="0in" fo:margin-right="0in" fo:margin-top="0in" style:dynamic-spacing="true"/>
      </style:footer-style>
    </style:page-layout>
    <number:number-style style:name="N0">
      <number:number number:min-integer-digits="1"/>
    </number:number-style>
  </office:automatic-styles>
  <office:master-styles>
    <style:master-page style:name="Standard" style:page-layout-name="Mpm1"/>
    <style:master-page style:name="MP0" style:page-layout-name="Mpm2">
      <style:header>
        <text:p text:style-name="Header"/>
      </style:header>
      <style:footer>
        <text:p text:style-name="Footer"><text:user-defined style:data-style-name="N0" text:name="Sigle">INF2610</text:user-defined> – <text:user-defined style:data-style-name="N0" text:name="Etiquette">Laboratoire 2</text:user-defined><text:tab/><text:tab/><text:page-number text:select-page="current">7</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Unix OpenOffice.org_project/413m1$Build-9783</meta:generator>
    <meta:creation-date>2017-10-16T08:18:28.642887446</meta:creation-date>
    <meta:editing-cycles>3</meta:editing-cycles>
    <meta:editing-duration>PT53M19S</meta:editing-duration>
    <dc:date>2017-10-16T11:48:04</dc:date>
    <meta:document-statistic meta:table-count="7" meta:image-count="0" meta:object-count="0" meta:page-count="7" meta:paragraph-count="152" meta:word-count="2080" meta:character-count="13453"/>
    <dc:creator>Ingrid Navarro</dc:creator>
    <meta:user-defined meta:name="Cours">Noyau du système d'exploitation</meta:user-defined>
    <meta:user-defined meta:name="Etiquette">Laboratoire 2</meta:user-defined>
    <meta:user-defined meta:name="Session">Automne 2017</meta:user-defined>
    <meta:user-defined meta:name="Sigle">INF2610</meta:user-defined>
    <meta:user-defined meta:name="Titre" meta:value-type="string">Communication inter-processus</meta:user-defined>
  </office:meta>
</office:document-meta>
</file>